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33.3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ponsive-design-fundamenta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Responsive Design Fundamentals</text:p>
          </table:table-cell>
          <table:table-cell table:style-name="ce7" office:value-type="time" office:time-value="PT02H15M01S" calcext:value-type="time">
            <text:p>02:15:01</text:p>
          </table:table-cell>
          <table:table-cell table:style-name="ce4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office:value-type="time" office:time-value="PT00H02M53S" calcext:value-type="time">
            <text:p>00:02:53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08S" calcext:value-type="time">
            <text:p>00:01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o is this title for?</text:p>
          </table:table-cell>
          <table:table-cell office:value-type="time" office:time-value="PT00H01M45S" calcext:value-type="time">
            <text:p>00:01: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Introducing Responsive Design</text:p>
          </table:table-cell>
          <table:table-cell table:style-name="ce8" office:value-type="time" office:time-value="PT00H14M16S" calcext:value-type="time">
            <text:p>00:14:16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is responsive design?</text:p>
          </table:table-cell>
          <table:table-cell office:value-type="time" office:time-value="PT00H03M06S" calcext:value-type="time">
            <text:p>00:03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ing the need for responsive design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at makes sites responsive?</text:p>
          </table:table-cell>
          <table:table-cell office:value-type="time" office:time-value="PT00H02M37S" calcext:value-type="time">
            <text:p>00:02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loring a responsive site</text:p>
          </table:table-cell>
          <table:table-cell office:value-type="time" office:time-value="PT00H05M09S" calcext:value-type="time">
            <text:p>00:05:0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Common Concepts</text:p>
          </table:table-cell>
          <table:table-cell table:style-name="ce8" office:value-type="time" office:time-value="PT01H01M05S" calcext:value-type="time">
            <text:p>01:01:05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amining the mobile viewport</text:p>
          </table:table-cell>
          <table:table-cell office:value-type="time" office:time-value="PT00H04M12S" calcext:value-type="time">
            <text:p>00:04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ing viewports</text:p>
          </table:table-cell>
          <table:table-cell office:value-type="time" office:time-value="PT00H07M03S" calcext:value-type="time">
            <text:p>00:07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derstanding screen densities</text:p>
          </table:table-cell>
          <table:table-cell office:value-type="time" office:time-value="PT00H06M21S" calcext:value-type="time">
            <text:p>00:06: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signing for multiple screen densities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media queries</text:p>
          </table:table-cell>
          <table:table-cell office:value-type="time" office:time-value="PT00H04M37S" calcext:value-type="time">
            <text:p>00:04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ing breakpoints with media queries</text:p>
          </table:table-cell>
          <table:table-cell office:value-type="time" office:time-value="PT00H04M57S" calcext:value-type="time">
            <text:p>00:04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fluid grids</text:p>
          </table:table-cell>
          <table:table-cell office:value-type="time" office:time-value="PT00H05M15S" calcext:value-type="time">
            <text:p>00:05: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king images responsive</text:p>
          </table:table-cell>
          <table:table-cell office:value-type="time" office:time-value="PT00H05M57S" calcext:value-type="time">
            <text:p>00:05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xamining the future of responsive images</text:p>
          </table:table-cell>
          <table:table-cell office:value-type="time" office:time-value="PT00H04M55S" calcext:value-type="time">
            <text:p>00:04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uilding responsive forms</text:p>
          </table:table-cell>
          <table:table-cell office:value-type="time" office:time-value="PT00H06M47S" calcext:value-type="time">
            <text:p>00:06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mproving site performance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Responsive Design Strategies</text:p>
          </table:table-cell>
          <table:table-cell table:style-name="ce8" office:value-type="time" office:time-value="PT00H44M44S" calcext:value-type="time">
            <text:p>00:44:44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igning for the appropriate context</text:p>
          </table:table-cell>
          <table:table-cell office:value-type="time" office:time-value="PT00H04M15S" calcext:value-type="time">
            <text:p>00:04: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ning a responsive design</text:p>
          </table:table-cell>
          <table:table-cell office:value-type="time" office:time-value="PT00H07M04S" calcext:value-type="time">
            <text:p>00:07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ilding responsive mockups</text:p>
          </table:table-cell>
          <table:table-cell office:value-type="time" office:time-value="PT00H04M56S" calcext:value-type="time">
            <text:p>00:04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veloping a content strategy for responsive sites</text:p>
          </table:table-cell>
          <table:table-cell office:value-type="time" office:time-value="PT00H05M41S" calcext:value-type="time">
            <text:p>00:05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the mobile context</text:p>
          </table:table-cell>
          <table:table-cell office:value-type="time" office:time-value="PT00H05M26S" calcext:value-type="time">
            <text:p>00:05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signing for mobile capabilities</text:p>
          </table:table-cell>
          <table:table-cell office:value-type="time" office:time-value="PT00H05M29S" calcext:value-type="time">
            <text:p>00:05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eating flexible HTML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sting responsive designs</text:p>
          </table:table-cell>
          <table:table-cell office:value-type="time" office:time-value="PT00H05M52S" calcext:value-type="time">
            <text:p>00:05: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office:value-type="time" office:time-value="PT00H12M03S" calcext:value-type="time">
            <text:p>00:12:03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ing fluid grid frameworks</text:p>
          </table:table-cell>
          <table:table-cell office:value-type="time" office:time-value="PT00H04M46S" calcext:value-type="time">
            <text:p>00:04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oking at responsive design tools</text:p>
          </table:table-cell>
          <table:table-cell office:value-type="time" office:time-value="PT00H05M05S" calcext:value-type="time">
            <text:p>00:05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resources</text:p>
          </table:table-cell>
          <table:table-cell office:value-type="time" office:time-value="PT00H02M12S" calcext:value-type="time">
            <text:p>00:02:12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6T15:52:13.096956550</dc:date>
    <meta:editing-duration>PT21H39M46S</meta:editing-duration>
    <meta:editing-cycles>2</meta:editing-cycles>
    <meta:generator>LibreOffice/5.1.4.2$Linux_X86_64 LibreOffice_project/10m0$Build-2</meta:generator>
    <meta:document-statistic meta:table-count="1" meta:cell-count="107" meta:object-count="0"/>
  </office:meta>
</office:document-meta>
</file>